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15cm" fo:min-width="2.4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05cm" fo:min-width="3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05cm" fo:min-width="5.4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05cm" fo:min-width="5.2cm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05cm" fo:min-width="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cm" svg:height="2.4cm" svg:x="11.6cm" svg:y="2.2cm">
          <text:p text:style-name="P1">S: new</text:p>
          <text:p text:style-name="P1">R: email</text:p>
          <text:p text:style-name="P1">L: n/a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9cm" svg:height="2.3cm" svg:x="3cm" svg:y="7.2cm">
          <text:p text:style-name="P1">S: password</text:p>
          <text:p text:style-name="P1">R: email</text:p>
          <text:p text:style-name="P1">L: passwor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8cm" svg:x1="13.05cm" svg:y1="4.6cm" svg:x2="4.95cm" svg:y2="7.2cm" draw:start-shape="id1" draw:start-glue-point="2" draw:end-shape="id2" draw:end-glue-point="0" svg:d="M13050 4600v500h-8100v2100" svg:viewBox="0 0 8101 2601">
          <text:p text:style-name="P1">email token, password</text:p>
        </draw:connector>
        <draw:custom-shape draw:style-name="gr4" draw:text-style-name="P1" xml:id="id3" draw:id="id3" draw:layer="layout" svg:width="5.9cm" svg:height="2.3cm" svg:x="19.2cm" svg:y="7.2cm">
          <text:p text:style-name="P1">S: password, PGP</text:p>
          <text:p text:style-name="P1">R: email, PGP</text:p>
          <text:p text:style-name="P1">L: passwor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8cm" svg:x1="13.05cm" svg:y1="4.6cm" svg:x2="22.15cm" svg:y2="7.2cm" draw:start-shape="id1" draw:end-shape="id3" draw:end-glue-point="0" svg:d="M13050 4600v500h9100v2100" svg:viewBox="0 0 9101 2601">
          <text:p text:style-name="P1">email token, password, PGP</text:p>
        </draw:connector>
        <draw:custom-shape draw:style-name="gr5" draw:text-style-name="P1" xml:id="id4" draw:id="id4" draw:layer="layout" svg:width="5.7cm" svg:height="2.3cm" svg:x="2.1cm" svg:y="11.9cm">
          <text:p text:style-name="P1">S: password, 2FA</text:p>
          <text:p text:style-name="P1">R: email, 2FA</text:p>
          <text:p text:style-name="P1">L: password, 2F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9cm" svg:y1="8.35cm" svg:x2="19.2cm" svg:y2="8.35cm" draw:start-shape="id2" draw:start-glue-point="1" draw:end-shape="id3" draw:end-glue-point="3" svg:d="M6900 8350h12300" svg:viewBox="0 0 12301 1">
          <text:p text:style-name="P1">password, PGP</text:p>
          <text:p text:style-name="P1"/>
        </draw:connector>
        <draw:connector draw:style-name="gr7" draw:text-style-name="P1" draw:layer="layout" svg:x1="4.95cm" svg:y1="9.5cm" svg:x2="4.95cm" svg:y2="11.9cm" draw:start-shape="id2" draw:start-glue-point="2" draw:end-shape="id4" draw:end-glue-point="0" svg:d="M4950 9500v2400" svg:viewBox="0 0 1 2401">
          <text:p text:style-name="P1">Password, 2FA</text:p>
        </draw:connector>
        <draw:custom-shape draw:style-name="gr8" draw:text-style-name="P1" xml:id="id5" draw:id="id5" draw:layer="layout" svg:width="7.5cm" svg:height="2.3cm" svg:x="18.4cm" svg:y="11.9cm">
          <text:p text:style-name="P1">S: password, 2FA, PGP</text:p>
          <text:p text:style-name="P1">R: email, 2FA, PGP</text:p>
          <text:p text:style-name="P1">L: password, 2FA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2.15cm" svg:y1="9.5cm" svg:x2="22.15cm" svg:y2="11.9cm" draw:start-shape="id3" draw:start-glue-point="2" draw:end-shape="id5" draw:end-glue-point="0" svg:d="M22150 9500v2400" svg:viewBox="0 0 1 2401">
          <text:p text:style-name="P1">Password, 2FA</text:p>
        </draw:connector>
        <draw:connector draw:style-name="gr6" draw:text-style-name="P1" draw:layer="layout" svg:x1="7.8cm" svg:y1="13.05cm" svg:x2="18.4cm" svg:y2="13.05cm" draw:start-shape="id4" draw:start-glue-point="1" draw:end-shape="id5" draw:end-glue-point="3" svg:d="M7800 13050h10600" svg:viewBox="0 0 10601 1">
          <text:p text:style-name="P1">password, 2FA, PGP</text:p>
          <text:p text:style-name="P1"/>
        </draw:connector>
        <draw:connector draw:style-name="gr3" draw:text-style-name="P1" draw:layer="layout" draw:type="curve" draw:line-skew="0.099cm" svg:x1="22.15cm" svg:y1="14.2cm" svg:x2="4.95cm" svg:y2="14.2cm" draw:start-shape="id5" draw:start-glue-point="2" draw:end-shape="id4" draw:end-glue-point="2" svg:d="M22150 14200c0 900-17200 900-17200 0" svg:viewBox="0 0 17201 676">
          <text:p text:style-name="P1">password, 2FA</text:p>
          <text:p text:style-name="P1"/>
        </draw:connector>
        <draw:connector draw:style-name="gr3" draw:text-style-name="P1" draw:layer="layout" draw:type="curve" svg:x1="22.15cm" svg:y1="9.5cm" svg:x2="4.95cm" svg:y2="9.5cm" draw:start-shape="id3" draw:start-glue-point="2" draw:end-shape="id2" draw:end-glue-point="2" svg:d="M22150 9500c0 751-17200 751-17200 0" svg:viewBox="0 0 17201 564">
          <text:p text:style-name="P1">password</text:p>
          <text:p text:style-name="P1"/>
        </draw:connector>
        <draw:frame draw:style-name="gr9" draw:layer="layout" svg:width="7.271cm" svg:height="3.199cm" svg:x="16.7cm" svg:y="1.801cm">
          <draw:text-box>
            <text:p>S: state name</text:p>
            <text:p>R: account recovery</text:p>
            <text:p>requirements</text:p>
            <text:p>L: login requirements</text:p>
          </draw:text-box>
        </draw:frame>
        <draw:frame draw:style-name="gr9" draw:text-style-name="P2" draw:layer="layout" svg:width="16.639cm" svg:height="0.988cm" svg:x="5.461cm" svg:y="0.6cm">
          <draw:text-box>
            <text:p text:style-name="P2"><text:span text:style-name="T1">Authentication Security Finite State Mach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6T10:33:42.742663306</meta:creation-date>
    <dc:date>2014-11-16T11:04:50.496466639</dc:date>
    <meta:editing-duration>PT17S</meta:editing-duration>
    <meta:editing-cycles>1</meta:editing-cycles>
    <meta:document-statistic meta:object-count="15"/>
    <meta:generator>LibreOffice/4.3.3.2$Linux_X86_64 LibreOffice_project/430m0$Build-2</meta:generator>
  </office:meta>
</office:document-meta>
</file>